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847c" officeooo:paragraph-rsid="0002847c"/>
    </style:style>
    <style:style style:name="P2" style:family="paragraph" style:parent-style-name="Standard">
      <style:text-properties fo:font-weight="bold" officeooo:rsid="0002847c" officeooo:paragraph-rsid="0002847c" style:font-weight-asian="bold" style:font-weight-complex="bold"/>
    </style:style>
    <style:style style:name="P3" style:family="paragraph" style:parent-style-name="Standard">
      <style:text-properties fo:font-weight="bold" officeooo:paragraph-rsid="0003ab41" style:font-weight-asian="bold" style:font-weight-complex="bold"/>
    </style:style>
    <style:style style:name="P4" style:family="paragraph" style:parent-style-name="Standard">
      <style:text-properties fo:font-weight="bold" officeooo:rsid="0003ab41" officeooo:paragraph-rsid="0003ab41" style:font-weight-asian="bold" style:font-weight-complex="bold"/>
    </style:style>
    <style:style style:name="P5" style:family="paragraph" style:parent-style-name="Standard">
      <style:text-properties fo:font-weight="normal" officeooo:paragraph-rsid="0003ab41" style:font-weight-asian="normal" style:font-weight-complex="normal"/>
    </style:style>
    <style:style style:name="P6" style:family="paragraph" style:parent-style-name="Standard">
      <style:text-properties fo:font-weight="normal" officeooo:rsid="0003ab41" officeooo:paragraph-rsid="0003ab41" style:font-weight-asian="normal" style:font-weight-complex="normal"/>
    </style:style>
    <style:style style:name="P7" style:family="paragraph" style:parent-style-name="Standard">
      <style:text-properties officeooo:rsid="0003ab41" officeooo:paragraph-rsid="0003ab41"/>
    </style:style>
    <style:style style:name="P8" style:family="paragraph" style:parent-style-name="Heading_20_1">
      <style:paragraph-properties fo:text-align="center" style:justify-single-word="false"/>
    </style:style>
    <style:style style:name="P9" style:family="paragraph" style:parent-style-name="Heading_20_1">
      <style:paragraph-properties fo:text-align="center" style:justify-single-word="false"/>
      <style:text-properties officeooo:paragraph-rsid="0003ab41"/>
    </style:style>
    <style:style style:name="T1" style:family="text">
      <style:text-properties officeooo:rsid="0002847c"/>
    </style:style>
    <style:style style:name="T2" style:family="text">
      <style:text-properties fo:font-weight="bold" style:font-weight-asian="bold" style:font-weight-complex="bold"/>
    </style:style>
    <style:style style:name="T3" style:family="text">
      <style:text-properties officeooo:rsid="0003ab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étrospective de sprint <text:span text:style-name="T1">1</text:span></text:h>
      <text:p text:style-name="P1"/>
      <text:p text:style-name="P1"><text:span text:style-name="T2">Nom du scrum master du sprint :</text:span> Tartare Valentin</text:p>
      <text:p text:style-name="P1"/>
      <text:p text:style-name="P2">Ce que nous avons fait durant ce sprint :<text:line-break/></text:p>
      <text:p text:style-name="P1">- Nous avons initialisé le serveur REST <text:line-break/>- <text:span text:style-name="T3">Nous avons crée la ToDoList</text:span></text:p>
      <text:p text:style-name="P1"/>
      <text:p text:style-name="P2">Ce que nous allons faire durant le prochain sprint :</text:p>
      <text:p text:style-name="P1"><text:line-break/>Pour le prochain sprint, nous allons essayer <text:span text:style-name="T3">de commencer la création de notre base de donnée, de créer notre CSS pour notre site WEB marchand et enfin de commencer notre application Android </text:span></text:p>
      <text:p text:style-name="P1"/>
      <text:h text:style-name="P9" text:outline-level="1">PDCA </text:h>
      <text:p text:style-name="P3"><text:span text:style-name="T1">Qu'avons nous testé durant ce sprint ?</text:span></text:p>
      <text:p text:style-name="P5"><text:span text:style-name="T3">Nous avons tester le lancement du Serveur REST </text:span></text:p>
      <text:p text:style-name="P1"/>
      <text:p text:style-name="P1"><text:span text:style-name="T2">Qu'avons nous observé ?</text:span> </text:p>
      <text:p text:style-name="P7">Que le lancement se faisait parfaitement bien et que nous étions sur la bonne voie </text:p>
      <text:p text:style-name="P1"/>
      <text:p text:style-name="P2">Quelle décision prenons nous suite à cette expérience ? </text:p>
      <text:p text:style-name="P4">Nous décidons d'aller de l'avant et de poursuivre notre avancée </text:p>
      <text:p text:style-name="P1"/>
      <text:p text:style-name="P2">Qu'allons nous tester durant les 2 prochaines heures ? </text:p>
      <text:p text:style-name="P6">Nous allons dans les deux prochaines heures nous lancer dans la création du CSS de la page d’accueil, de la structure HTML, Nous nous efforcerons d’installer la base de données, de créer les requêtes GET et POST sur le serveur REST et enfin créer la page de LOGIN sur l'application ANDROID</text:p>
      <text:p text:style-name="P1"/>
      <text:p text:style-name="P2">À quoi verra-t-on que <text:span text:style-name="T3">cela</text:span> à fonctionné ?</text:p>
      <text:p text:style-name="P6">Le Css et l'HTML présentant des caractéristiques visibles, il sera possible de déterminer leur avancement a l’œil, de même pour la page de LOGIN ANDROID. La base de données une fois installée sera accessibles par les requêtes GET et POST qui elles, seront fonctionnelles au travers du Client REST.</text:p>
      <text:p text:style-name="P1"/>
      <text:p text:style-name="P1"># Mémo</text:p>
      <text:p text:style-name="P1">N'oubliez pas d'ajouter une photo du radiateur d'information au moment de la rétrosp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TARTARE</meta:initial-creator>
    <meta:creation-date>2017-03-28T08:49:34.289310654</meta:creation-date>
    <dc:date>2017-03-28T09:21:09.908124945</dc:date>
    <dc:creator>Valentin TARTARE</dc:creator>
    <meta:editing-duration>PT55S</meta:editing-duration>
    <meta:editing-cycles>1</meta:editing-cycles>
    <meta:document-statistic meta:table-count="0" meta:image-count="0" meta:object-count="0" meta:page-count="1" meta:paragraph-count="19" meta:word-count="263" meta:character-count="1525" meta:non-whitespace-character-count="1270"/>
    <meta:generator>LibreOffice/4.3.3.2$Linux_X86_64 LibreOffice_project/430m0$Build-2</meta:generator>
  </office:meta>
</office:document-meta>
</file>